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10000011EBA9FF032.png" manifest:media-type="image/png"/>
  <manifest:file-entry manifest:full-path="Pictures/10000000000003B700000093F52B8462.png" manifest:media-type="image/png"/>
  <manifest:file-entry manifest:full-path="Pictures/10000201000001E10000012269D9DC0F.png" manifest:media-type="image/png"/>
  <manifest:file-entry manifest:full-path="Pictures/10000000000003B700000094D06B290F.png" manifest:media-type="image/png"/>
  <manifest:file-entry manifest:full-path="Pictures/10000201000001E20000012140B51679.png" manifest:media-type="image/png"/>
  <manifest:file-entry manifest:full-path="Pictures/10000201000001E100000123B7EA64BD.png" manifest:media-type="image/png"/>
  <manifest:file-entry manifest:full-path="Pictures/10000201000001E400000122D87B1853.png" manifest:media-type="image/png"/>
  <manifest:file-entry manifest:full-path="Pictures/10000000000003B700000095C572D803.png" manifest:media-type="image/png"/>
  <manifest:file-entry manifest:full-path="Pictures/10000000000003B500000093593CD0A7.png" manifest:media-type="image/png"/>
  <manifest:file-entry manifest:full-path="Pictures/10000000000003B6000000950C789128.png" manifest:media-type="image/png"/>
  <manifest:file-entry manifest:full-path="Pictures/10000201000001E2000001228B1A0BA0.png" manifest:media-type="image/png"/>
  <manifest:file-entry manifest:full-path="Pictures/10000000000003B7000000950EFBC8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6" text:anchor-type="paragraph" svg:x="-0.0417in" svg:y="0.1252in" svg:width="6.9252in" svg:height="1.0846in" draw:z-index="5"><draw:image xlink:href="Pictures/10000000000003B7000000950EFBC802.png" xlink:type="simple" xlink:show="embed" xlink:actuate="onLoad"/></draw:frame></text:p>
      <text:p text:style-name="Standard"><draw:frame draw:style-name="fr1" draw:name="Image11" text:anchor-type="paragraph" svg:x="0.8791in" svg:y="0.1in" svg:width="5.0217in" svg:height="3.0209in" draw:z-index="9"><draw:image xlink:href="Pictures/10000201000001E2000001228B1A0BA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-0.0311in" svg:y="0.578in" svg:width="6.9252in" svg:height="1.072in" draw:z-index="4"><draw:image xlink:href="Pictures/10000000000003B500000093593CD0A7.png" xlink:type="simple" xlink:show="embed" xlink:actuate="onLoad"/></draw:frame></text:p>
      <text:p text:style-name="Standard"/>
      <text:p text:style-name="Standard"/>
      <text:p text:style-name="Standard"><draw:frame draw:style-name="fr1" draw:name="Image10" text:anchor-type="paragraph" svg:x="1.0299in" svg:y="1.1846in" svg:width="5.011in" svg:height="3.0311in" draw:z-index="8"><draw:image xlink:href="Pictures/10000201000001E100000123B7EA64B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0417in" svg:y="0.189in" svg:width="6.9252in" svg:height="1.0846in" draw:z-index="1"><draw:image xlink:href="Pictures/10000000000003B700000095C572D803.png" xlink:type="simple" xlink:show="embed" xlink:actuate="onLoad"/></draw:frame><text:soft-page-break/></text:p>
      <text:p text:style-name="Standard"><draw:frame draw:style-name="fr2" draw:name="Image8" text:anchor-type="paragraph" svg:width="5.0217in" svg:height="3.0102in" draw:z-index="7"><draw:image xlink:href="Pictures/10000201000001E20000012140B5167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0.0417in" svg:y="0.2898in" svg:width="6.9252in" svg:height="1.0772in" draw:z-index="0"><draw:image xlink:href="Pictures/10000000000003B700000094D06B290F.png" xlink:type="simple" xlink:show="embed" xlink:actuate="onLoad"/></draw:frame></text:p>
      <text:p text:style-name="Standard"/>
      <text:p text:style-name="Standard"><draw:frame draw:style-name="fr1" draw:name="Image7" text:anchor-type="paragraph" svg:x="1.0043in" svg:y="0.1189in" svg:width="5.0425in" svg:height="3.0209in" draw:z-index="6"><draw:image xlink:href="Pictures/10000201000001E400000122D87B185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x="-0.0102in" svg:y="0.122in" svg:width="6.9252in" svg:height="1.0862in" draw:z-index="2"><draw:image xlink:href="Pictures/10000000000003B6000000950C789128.png" xlink:type="simple" xlink:show="embed" xlink:actuate="onLoad"/></draw:frame><draw:frame draw:style-name="fr1" draw:name="Image12" text:anchor-type="paragraph" svg:x="1.0508in" svg:y="1.3811in" svg:width="5.011in" svg:height="3.0209in" draw:z-index="10"><draw:image xlink:href="Pictures/10000201000001E10000012269D9DC0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in" svg:y="0.9819in" svg:width="6.9252in" svg:height="1.0701in" draw:z-index="3"><draw:image xlink:href="Pictures/10000000000003B700000093F52B8462.png" xlink:type="simple" xlink:show="embed" xlink:actuate="onLoad"/></draw:frame><draw:frame draw:style-name="fr1" draw:name="Image9" text:anchor-type="paragraph" svg:x="0.9571in" svg:y="2.2602in" svg:width="5.011in" svg:height="2.9799in" draw:z-index="11"><draw:image xlink:href="Pictures/10000201000001E10000011EBA9FF0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21:05:20.007371061</meta:creation-date>
    <dc:date>2016-03-10T21:13:17.559027493</dc:date>
    <meta:editing-duration>PT1M58S</meta:editing-duration>
    <meta:editing-cycles>2</meta:editing-cycles>
    <meta:generator>LibreOffice/4.2.8.2$Linux_X86_64 LibreOffice_project/420m0$Build-2</meta:generator>
    <meta:document-statistic meta:table-count="0" meta:image-count="12" meta:object-count="0" meta:page-count="3" meta:paragraph-count="0" meta:word-count="0" meta:character-count="0" meta:non-whitespace-character-count="0"/>
  </office:meta>
</office:document-meta>
</file>